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pha Team’s (Group 8) Milestone 1 Group Report</text:p>
      <text:p text:style-name="P1"/>
      <text:p text:style-name="P3"><text:tab/>For this milestone we wanted to build our robot and using LejOS make it go from one end of the pitch to the other and kick the ball from anywhere on the pitch. This task was successfully brought to completion as shown in the demonstration. </text:p>
      <text:p text:style-name="P3"><text:tab/>To start off, the group was initially divided into teams: a robot (and bluetooth) team, vision team, simulation team. Each one of these groups worked independently during the week, meetings were arranged every two to three days in order to keep everyone informed as to how the project was advancing as a whole.</text:p>
      <text:p text:style-name="P3"/>
      <text:p text:style-name="P2">Robot and bluetooth team.</text:p>
      <text:p text:style-name="P3"><text:tab/>Team members: Martin Marinov, Michael Johnson, Michael Gillon, Jibran Khan, Paul-Jules Micolet.</text:p>
      <text:p text:style-name="P3"><text:tab/>Martin and Jibran were initially on the bluetooth, creating the connection between the PC and the brick and creating a simple GUI to control the robot. Michael J. , Michael G. and Paul worked on the robot making sure it was stable and had a powerful kick. The way they achieved both of these goals was by creating a strong chassis for the robot, using a ball bearing at the back to facilitate movement and also research previous team’s kickers to find the optimum design. </text:p>
      <text:p text:style-name="P3"><text:tab/>Once the communication had been established, Jibran joined the robot team and Michael G. joined the simulation team.</text:p>
      <text:p text:style-name="P2"><text:span text:style-name="T2"><text:tab/></text:span><text:span text:style-name="T1">Marks attributed</text:span><text:span text:style-name="T2">: Martin: 9, Michael J. : 6, Michael G. : 6, Jibran: 6, Paul: 6.</text:span></text:p>
      <text:p text:style-name="P3"/>
      <text:p text:style-name="P2">Vision team.</text:p>
      <text:p text:style-name="P3"><text:tab/>Team members: Laura Ionescu, Gediminas Liktaras, Andrei Manolache.</text:p>
      <text:p text:style-name="P3"><text:tab/>The Vision team tried to integrate different approaches of image processing within the 2011 Team 5’s architecture. They managed to isolate the ball and the robots and retrieve the coordinates of their centres. Currently, there remains performance issues, such as a low frame-rate. These problems were addressed and will continue to be during the following milestones.</text:p>
      <text:p text:style-name="P3"><text:tab/>Gediminas also worked on the Vision subsystem’s communication layer which would be used to inform the rest of the system about the world state.</text:p>
      <text:p text:style-name="P3"><text:tab/><text:span text:style-name="T3">Marks attributed</text:span>: Laura: 6, Gediminas: 9, Andrei: 6.</text:p>
      <text:p text:style-name="P3"/>
      <text:p text:style-name="P2">Simulation team.</text:p>
      <text:p text:style-name="P3"><text:tab/>Team members: Aaron Cronin, Michael Gillon.</text:p>
      <text:p text:style-name="P3"><text:tab/>Aaron’s made a stand alone java application which updates a world model with hardcoded actions. Tested out several physics engines, JBox2D is the best. There is still some discussion on whether or not we will use a physics engine or making a basic one.</text:p>
      <text:p text:style-name="P3"><text:tab/>Michael looked at using Webots for the simulation but we were warned by our mentor about the difficulties of using Webots API, therefore the idea was dropped.</text:p>
      <text:p text:style-name="P3"><text:tab/><text:span text:style-name="T3">Marks attributed</text:span>: Aaron: 6.</text:p>
      <text:p text:style-name="P3"/>
      <text:p text:style-name="P7">Other</text:p>
      <text:p text:style-name="P6"><text:tab/>It must be noted that Anthony Ho, one of our members is supposedly withdrawing from the degree. He has not contributed to any of the work and thus has received an overall individual grade of 0.</text:p>
      <text:p text:style-name="P3"/>
      <text:p text:style-name="P2">Goals for following milestone.</text:p>
      <text:p text:style-name="P3"><text:tab/>For the following milestone we expect to have a working Vision System, a simple AI and a usable simulator for testing. We will also need to improve communication to facilitate decisions and also deal with missing members.</text:p>
      <text:p text:style-name="P3"><text:tab/>Overall <text:s/>we believe that we can achieve the goals we have set ourselves and hope to exceed them.</text:p>
      <text:p text:style-name="P2"><text:soft-page-break/>Appendix</text:p>
      <text:p text:style-name="P2"/>
      <text:p text:style-name="P3">Logo:</text:p>
      <text:p text:style-name="P3"/>
      <text:p text:style-name="P3"><draw:frame draw:style-name="fr1" draw:name="graphics1" text:anchor-type="as-char" svg:width="6.773cm" svg:height="6.773cm" draw:z-index="0"><draw:image xlink:href="https://a248.e.akamai.net/assets.github.com/img/4e9c3e53b65bce40b93c9edd30d55c7aa806e0a2/687474703a2f2f6d617274696e6d6172696e6f762e696e666f2f7364705f6c6f676f5f656e7472792e706e67" xlink:type="simple" xlink:show="embed" xlink:actuate="onLoad"/></draw:frame></text:p>
      <text:p text:style-name="P3"/>
      <text:p text:style-name="P2">Our milestone 1 montage</text:p>
      <text:p text:style-name="P2"/>
      <text:p text:style-name="P2"><text:a xlink:type="simple" xlink:href="http://www.youtube.com/watch?v=WXHN59YJ_xE">http://www.youtube.com/watch?v=WXHN59YJ_x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Jules Micolet</meta:initial-creator>
    <meta:creation-date>2012-02-02T12:12:41</meta:creation-date>
    <dc:date>2012-02-02T15:13:38</dc:date>
    <dc:creator>Paul-Jules Micolet</dc:creator>
    <meta:editing-duration>PT01H16M39S</meta:editing-duration>
    <meta:editing-cycles>57</meta:editing-cycles>
    <meta:generator>OpenOffice.org/3.2$Unix OpenOffice.org_project/320m19$Build-9505</meta:generator>
    <meta:document-statistic meta:table-count="0" meta:image-count="1" meta:object-count="0" meta:page-count="2" meta:paragraph-count="28" meta:word-count="525" meta:character-count="3162"/>
  </office:meta>
</office:document-meta>
</file>